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sup>
            <mi>W</mi>
            <mrow>
              <mo stretchy="false">±</mo>
              <mrow/>
            </mrow>
          </msup>
        </mtd>
      </mtr>
      <mtr>
        <mtd>
          <mrow/>
        </mtd>
      </mtr>
      <mtr>
        <mtd>
          <mrow>
            <mi mathvariant="normal">γ</mi>
            <mi>,</mi>
            <mi>Z</mi>
          </mrow>
        </mtd>
      </mtr>
      <mtr>
        <mtd>
          <mrow/>
        </mtd>
      </mtr>
      <mtr>
        <mtd>
          <mrow>
            <mover accent="true">
              <mi mathvariant="normal">ℓ</mi>
              <mo stretchy="false">¯</mo>
            </mover>
            <mspace width="4em"/>
            <mi mathvariant="normal">ℓ</mi>
          </mrow>
        </mtd>
      </mtr>
      <mtr>
        <mtd>
          <mrow/>
        </mtd>
      </mtr>
      <mtr>
        <mtd>
          <mrow>
            <mi>b</mi>
            <mspace width="8em"/>
            <mi>s</mi>
          </mrow>
        </mtd>
      </mtr>
      <mtr>
        <mtd>
          <mrow/>
        </mtd>
      </mtr>
      <mtr>
        <mtd>
          <mrow>
            <mi>t</mi>
            <mi>,</mi>
            <mi>c</mi>
            <mi>,</mi>
            <mi>u</mi>
          </mrow>
        </mtd>
      </mtr>
      <mtr>
        <mtd>
          <mrow/>
        </mtd>
      </mtr>
      <mtr>
        <mtd>
          <msub>
            <mstyle mathvariant="monospace">
              <mtext>C</mtext>
            </mstyle>
            <mn>9,10</mn>
          </msub>
        </mtd>
      </mtr>
    </mtable>
    <annotation encoding="StarMath 5.0">W^{+-{}}
newline
newline
%gamma, Z
newline
newline
bar %ell ~~ %ell
newline
newline
b ~~~~ s
newline
newline
t, c,  u
newline
newline
{font fixed "C"}_{9,10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14:46:27.633689194</meta:creation-date>
    <meta:generator>LibreOffice/4.2.7.2$Linux_X86_64 LibreOffice_project/420m0$Build-2</meta:generator>
  </office:meta>
</office:document-meta>
</file>